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386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3" style:parent-style-name="Graphics">
      <style:graphic-properties draw:fill="none" draw:stroke="non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Slajd-tytułowy" presentation:presentation-page-layout-name="Master1-PPL1" draw:id="Slide-256">
        <draw:frame draw:id="id63" presentation:style-name="a381" draw:name="Tytuł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Podtytuł 2" svg:x="1.66667in" svg:y="3.93924in" svg:width="10in" svg:height="1.81076in" presentation:class="subtitle" presentation:placeholder="true">
          <draw:text-box/>
          <svg:title/>
          <svg:desc/>
        </draw:frame>
        <draw:frame draw:id="id65" draw:style-name="a383" draw:name="Obraz 4" svg:x="0in" svg:y="0in" svg:width="13.33333in" svg:height="7.5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" draw:style-name="a384" draw:master-page-name="Master1-Layout2-obj-Tytuł-i-zawartość" presentation:presentation-page-layout-name="Master1-PPL2" draw:id="Slide-257">
        <draw:frame draw:id="id66" presentation:style-name="a385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67" presentation:style-name="a386" draw:name="Symbol zastępczy zawartości 4" svg:x="0.30131in" svg:y="0in" svg:width="13.33333in" svg:height="7.5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4" draw:name="Symbol zastępczy tytułu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nij, aby edytować styl</text:span><text:span text:style-name="a2" text:class-names=""/></text:p>
        </draw:text-box>
        <svg:title/>
        <svg:desc/>
      </draw:frame>
      <draw:frame draw:id="id1" presentation:style-name="a21" draw:name="Symbol zastępczy tekstu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nij, aby edytować style wzorca tekstu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gi poziom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iąty poziom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ymbol zastępczy daty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Symbol zastępczy stopki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ymbol zastępczy numeru slajdu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Slajd-tytułowy" style:page-layout-name="pageLayout1" draw:style-name="a34">
      <draw:frame draw:id="id5" presentation:style-name="a38" draw:name="Tytuł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nij, aby edytować styl</text:span><text:span text:style-name="a36" text:class-names=""/></text:p>
        </draw:text-box>
        <svg:title/>
        <svg:desc/>
      </draw:frame>
      <draw:frame draw:id="id6" presentation:style-name="a42" draw:name="Podtytuł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nij, aby edytować styl wzorca podtytułu</text:span><text:span text:style-name="a40" text:class-names=""/></text:p>
        </draw:text-box>
        <svg:title/>
        <svg:desc/>
      </draw:frame>
      <draw:frame draw:id="id7" presentation:style-name="a47" draw:name="Symbol zastępczy daty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Symbol zastępczy stopki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ymbol zastępczy numeru slajdu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ytuł-i-zawartość" style:page-layout-name="pageLayout1" draw:style-name="a55">
      <draw:frame draw:id="id10" presentation:style-name="a59" draw:name="Tytuł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nij, aby edytować styl</text:span><text:span text:style-name="a57" text:class-names=""/></text:p>
        </draw:text-box>
        <svg:title/>
        <svg:desc/>
      </draw:frame>
      <draw:frame draw:id="id11" presentation:style-name="a76" draw:name="Symbol zastępczy zawartości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nij, aby edytować style wzorca tekstu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rugi poziom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Piąty poziom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Symbol zastępczy daty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Symbol zastępczy stopki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ymbol zastępczy numeru slajdu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Nagłówek-sekcji" style:page-layout-name="pageLayout1" draw:style-name="a89">
      <draw:frame draw:id="id15" presentation:style-name="a93" draw:name="Tytuł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nij, aby edytować styl</text:span><text:span text:style-name="a91" text:class-names=""/></text:p>
        </draw:text-box>
        <svg:title/>
        <svg:desc/>
      </draw:frame>
      <draw:frame draw:id="id16" presentation:style-name="a97" draw:name="Symbol zastępczy tekstu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nij, aby edytować style wzorca tekstu</text:span></text:p>
            </text:list-item>
          </text:list>
        </draw:text-box>
        <svg:title/>
        <svg:desc/>
      </draw:frame>
      <draw:frame draw:id="id17" presentation:style-name="a102" draw:name="Symbol zastępczy daty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Symbol zastępczy stopki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ymbol zastępczy numeru slajdu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10">
      <draw:frame draw:id="id20" presentation:style-name="a114" draw:name="Tytuł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nij, aby edytować styl</text:span><text:span text:style-name="a112" text:class-names=""/></text:p>
        </draw:text-box>
        <svg:title/>
        <svg:desc/>
      </draw:frame>
      <draw:frame draw:id="id21" presentation:style-name="a131" draw:name="Symbol zastępczy zawartości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nij, aby edytować style wzorca tekstu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i poziom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Piąty poziom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ymbol zastępczy zawartości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nij, aby edytować style wzorca tekstu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rugi poziom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Piąty poziom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Symbol zastępczy daty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Symbol zastępczy stopki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ymbol zastępczy numeru slajdu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Porównanie" style:page-layout-name="pageLayout1" draw:style-name="a161">
      <draw:frame draw:id="id26" presentation:style-name="a165" draw:name="Tytuł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nij, aby edytować styl</text:span><text:span text:style-name="a163" text:class-names=""/></text:p>
        </draw:text-box>
        <svg:title/>
        <svg:desc/>
      </draw:frame>
      <draw:frame draw:id="id27" presentation:style-name="a169" draw:name="Symbol zastępczy tekstu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nij, aby edytować style wzorca tekstu</text:span></text:p>
            </text:list-item>
          </text:list>
        </draw:text-box>
        <svg:title/>
        <svg:desc/>
      </draw:frame>
      <draw:frame draw:id="id28" presentation:style-name="a186" draw:name="Symbol zastępczy zawartości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nij, aby edytować style wzorca tekstu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rugi poziom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Piąty poziom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ymbol zastępczy tekstu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nij, aby edytować style wzorca tekstu</text:span></text:p>
            </text:list-item>
          </text:list>
        </draw:text-box>
        <svg:title/>
        <svg:desc/>
      </draw:frame>
      <draw:frame draw:id="id30" presentation:style-name="a207" draw:name="Symbol zastępczy zawartości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nij, aby edytować style wzorca tekstu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rugi poziom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Piąty poziom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Symbol zastępczy daty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Symbol zastępczy stopki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ymbol zastępczy numeru slajdu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ylko-tytuł" style:page-layout-name="pageLayout1" draw:style-name="a220">
      <draw:frame draw:id="id34" presentation:style-name="a224" draw:name="Tytuł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nij, aby edytować styl</text:span><text:span text:style-name="a222" text:class-names=""/></text:p>
        </draw:text-box>
        <svg:title/>
        <svg:desc/>
      </draw:frame>
      <draw:frame draw:id="id35" presentation:style-name="a229" draw:name="Symbol zastępczy daty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Symbol zastępczy stopki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ymbol zastępczy numeru slajdu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Pusty" style:page-layout-name="pageLayout1" draw:style-name="a237">
      <draw:frame draw:id="id38" presentation:style-name="a242" draw:name="Symbol zastępczy daty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Symbol zastępczy stopki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ymbol zastępczy numeru slajdu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250">
      <draw:frame draw:id="id41" presentation:style-name="a254" draw:name="Tytuł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nij, aby edytować styl</text:span><text:span text:style-name="a252" text:class-names=""/></text:p>
        </draw:text-box>
        <svg:title/>
        <svg:desc/>
      </draw:frame>
      <draw:frame draw:id="id42" presentation:style-name="a271" draw:name="Symbol zastępczy zawartości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nij, aby edytować style wzorca tekstu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rugi poziom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Piąty poziom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ymbol zastępczy tekstu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nij, aby edytować style wzorca tekstu</text:span></text:p>
            </text:list-item>
          </text:list>
        </draw:text-box>
        <svg:title/>
        <svg:desc/>
      </draw:frame>
      <draw:frame draw:id="id44" presentation:style-name="a280" draw:name="Symbol zastępczy daty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Symbol zastępczy stopki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ymbol zastępczy numeru slajdu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Obraz-z-podpisem" style:page-layout-name="pageLayout1" draw:style-name="a288">
      <draw:frame draw:id="id47" presentation:style-name="a292" draw:name="Tytuł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nij, aby edytować styl</text:span><text:span text:style-name="a290" text:class-names=""/></text:p>
        </draw:text-box>
        <svg:title/>
        <svg:desc/>
      </draw:frame>
      <draw:frame draw:id="id48" presentation:style-name="a295" draw:name="Symbol zastępczy obrazu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ymbol zastępczy tekstu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304" draw:name="Symbol zastępczy daty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Symbol zastępczy stopki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ymbol zastępczy numeru slajdu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312">
      <draw:frame draw:id="id53" presentation:style-name="a316" draw:name="Tytuł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nij, aby edytować styl</text:span><text:span text:style-name="a314" text:class-names=""/></text:p>
        </draw:text-box>
        <svg:title/>
        <svg:desc/>
      </draw:frame>
      <draw:frame draw:id="id54" presentation:style-name="a333" draw:name="Symbol zastępczy tytułu pionowego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nij, aby edytować style wzorca tekstu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rugi poziom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Piąty poziom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Symbol zastępczy daty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Symbol zastępczy stopki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ymbol zastępczy numeru slajdu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ytuł-pionowy-i-tekst" style:page-layout-name="pageLayout1" draw:style-name="a346">
      <draw:frame draw:id="id58" presentation:style-name="a350" draw:name="Tytuł pionowy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nij, aby edytować styl</text:span><text:span text:style-name="a348" text:class-names=""/></text:p>
        </draw:text-box>
        <svg:title/>
        <svg:desc/>
      </draw:frame>
      <draw:frame draw:id="id59" presentation:style-name="a367" draw:name="Symbol zastępczy tytułu pionowego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nij, aby edytować style wzorca tekstu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rugi poziom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Piąty poziom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Symbol zastępczy daty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Symbol zastępczy stopki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ymbol zastępczy numeru slajdu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zentacja programu PowerPoint</dc:title>
    <meta:initial-creator>Zofia Szyposzyńska</meta:initial-creator>
    <dc:creator>Zofia Szyposzyńska</dc:creator>
    <meta:creation-date>2022-12-02T16:49:20Z</meta:creation-date>
    <dc:date>2022-12-02T16:50:19Z</dc:date>
    <meta:editing-cycles>1</meta:editing-cycles>
    <meta:editing-duration>PT58S</meta:editing-duration>
    <meta:document-statistic meta:paragraph-count="0" meta:word-count="0"/>
  </office:meta>
</office:document-meta>
</file>